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Arial" fo:font-size="14pt" officeooo:rsid="0012ffc0" officeooo:paragraph-rsid="0012ffc0" style:font-size-asian="14pt" style:font-size-complex="14pt"/>
    </style:style>
    <style:style style:name="P2" style:family="paragraph" style:parent-style-name="Frame_20_contents">
      <style:paragraph-properties fo:text-align="center" style:justify-single-word="false"/>
      <style:text-properties style:font-name="Arial" fo:font-size="14pt" officeooo:rsid="00216add" officeooo:paragraph-rsid="00216add" style:font-size-asian="14pt" style:font-size-complex="14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4pt" officeooo:rsid="00221c98" officeooo:paragraph-rsid="00221c98" style:font-size-asian="14pt" style:font-size-complex="14pt"/>
    </style:style>
    <style:style style:name="P4" style:family="paragraph" style:parent-style-name="Frame_20_contents">
      <style:paragraph-properties fo:text-align="center" style:justify-single-word="false"/>
      <style:text-properties style:font-name="Arial" fo:font-size="14pt" officeooo:rsid="001131d2" officeooo:paragraph-rsid="001131d2" style:font-size-asian="14pt" style:font-size-complex="14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14pt" officeooo:rsid="00216add" officeooo:paragraph-rsid="00216add" style:font-size-asian="14pt" style:font-size-complex="14pt"/>
    </style:style>
    <style:style style:name="P6" style:family="paragraph" style:parent-style-name="Frame_20_contents">
      <style:paragraph-properties fo:text-align="center" style:justify-single-word="false"/>
      <style:text-properties style:font-name="Arial" fo:font-size="14pt" officeooo:rsid="0031581d" officeooo:paragraph-rsid="0031581d" style:font-size-asian="14pt" style:font-size-complex="14pt"/>
    </style:style>
    <style:style style:name="P7" style:family="paragraph" style:parent-style-name="Frame_20_contents">
      <style:paragraph-properties fo:text-align="center" style:justify-single-word="false"/>
      <style:text-properties officeooo:paragraph-rsid="0012ffc0"/>
    </style:style>
    <style:style style:name="P8" style:family="paragraph" style:parent-style-name="Frame_20_contents">
      <style:paragraph-properties fo:text-align="center" style:justify-single-word="false"/>
      <style:text-properties officeooo:paragraph-rsid="00153622"/>
    </style:style>
    <style:style style:name="P9" style:family="paragraph" style:parent-style-name="Frame_20_contents">
      <style:paragraph-properties fo:text-align="center" style:justify-single-word="false"/>
      <style:text-properties officeooo:paragraph-rsid="001131d2"/>
    </style:style>
    <style:style style:name="P10" style:family="paragraph" style:parent-style-name="Frame_20_contents">
      <style:paragraph-properties fo:text-align="center" style:justify-single-word="false"/>
      <style:text-properties officeooo:paragraph-rsid="00216add"/>
    </style:style>
    <style:style style:name="P11" style:family="paragraph" style:parent-style-name="Frame_20_contents">
      <style:paragraph-properties fo:text-align="center" style:justify-single-word="false"/>
      <style:text-properties officeooo:paragraph-rsid="00221c98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Arial" fo:font-size="14pt" style:font-size-asian="14pt" style:font-size-complex="14pt"/>
    </style:style>
    <style:style style:name="P16" style:family="paragraph">
      <loext:graphic-properties draw:fill="none" draw:fill-color="#000000"/>
      <style:text-properties fo:font-size="12pt"/>
    </style:style>
    <style:style style:name="P17" style:family="paragraph">
      <loext:graphic-properties draw:fill="none"/>
      <style:paragraph-properties fo:text-align="center"/>
      <style:text-properties fo:font-size="12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style:font-name="Arial" fo:font-size="14pt" style:font-size-asian="14pt" style:font-size-complex="14pt"/>
    </style:style>
    <style:style style:name="P20" style:family="paragraph">
      <loext:graphic-properties draw:fill="none"/>
      <style:text-properties fo:font-size="12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officeooo:rsid="0012ffc0" style:font-size-asian="14pt" style:font-size-complex="14pt"/>
    </style:style>
    <style:style style:name="T2" style:family="text">
      <style:text-properties style:font-name="Arial" fo:font-size="14pt" officeooo:rsid="00153622" style:font-size-asian="14pt" style:font-size-complex="14pt"/>
    </style:style>
    <style:style style:name="T3" style:family="text">
      <style:text-properties style:font-name="Arial" fo:font-size="14pt" officeooo:rsid="001131d2" style:font-size-asian="14pt" style:font-size-complex="14pt"/>
    </style:style>
    <style:style style:name="T4" style:family="text">
      <style:text-properties style:font-name="Arial" fo:font-size="14pt" officeooo:rsid="00216add" style:font-size-asian="14pt" style:font-size-complex="14pt"/>
    </style:style>
    <style:style style:name="T5" style:family="text">
      <style:text-properties style:font-name="Arial" fo:font-size="14pt" officeooo:rsid="00221c98" style:font-size-asian="14pt" style:font-size-complex="14pt"/>
    </style:style>
    <style:style style:name="T6" style:family="text">
      <style:text-properties style:font-name="Arial" fo:font-size="14pt" officeooo:rsid="003076c5" style:font-size-asian="14pt" style:font-size-complex="14pt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style:text-position="-33% 58%" style:font-name="Arial" fo:font-size="14pt" style:font-size-asian="14pt" style:font-size-complex="14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middle"/>
    </style:style>
    <style:style style:name="gr1" style:family="graphic" style:parent-style-name="Frame">
      <style:graphic-properties svg:stroke-color="#000000" draw:fill="none" draw:textarea-horizontal-align="justify" draw:textarea-vertical-align="middle" draw:auto-grow-height="false" fo:min-height="0.8646in" fo:min-width="1.1874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-width="0.2555in" draw:marker-end-width="0.2555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2555in" draw:marker-end="Arrow" draw:marker-end-width="0.1201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98in" svg:stroke-color="#000000" draw:marker-start-width="0.1646in" draw:marker-end="Arrow" draw:marker-end-width="0.1in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000000" draw:marker-start-width="0.261in" draw:marker-end="Arrow" draw:marker-end-width="0.1209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29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svg:stroke-color="#000000" draw:fill="none" draw:fill-color="#000000" draw:textarea-horizontal-align="justify" draw:textarea-vertical-align="middle" draw:auto-grow-height="false" fo:min-height="0.8862in" fo:min-width="1.17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svg:stroke-color="#000000" draw:fill="none" draw:textarea-horizontal-align="justify" draw:textarea-vertical-align="middle" draw:auto-grow-height="false" fo:min-height="0.6193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0.8646in" fo:min-width="1.1874in" draw:shadow-offset-x="0.1201in" draw:shadow-offset-y="0.1201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02in" svg:stroke-color="#000000" draw:marker-start-width="0.2555in" draw:marker-end="Arrow" draw:marker-end-width="0.1661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svg:stroke-color="#000000" draw:fill="none" draw:textarea-horizontal-align="justify" draw:textarea-vertical-align="middle" draw:auto-grow-height="false" fo:min-height="0.8862in" fo:min-width="1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02in" svg:stroke-color="#000000" draw:marker-start-width="0.2555in" draw:marker-end="" draw:marker-end-width="0.2555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svg:stroke-color="#000000" draw:fill="none" draw:textarea-horizontal-align="justify" draw:textarea-vertical-align="middle" draw:auto-grow-height="false" fo:min-height="0.8862in" fo:min-width="0.8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4" text:anchor-type="paragraph" svg:x="6.1366in" svg:y="0.1146in" svg:width="1.1874in" svg:height="0.8646in" draw:z-index="28"><draw:text-box><text:p text:style-name="P2">display</text:p><text:p text:style-name="P10"><text:span text:style-name="T4">XYZ</text:span></text:p></draw:text-box></draw:frame><draw:line text:anchor-type="paragraph" draw:z-index="2" draw:name="Shape4" draw:style-name="gr3" draw:text-style-name="P14" svg:x1="6.7209in" svg:y1="1.652in" svg:x2="6.7209in" svg:y2="0.9791in"><text:p/></draw:line><draw:line text:anchor-type="paragraph" draw:z-index="4" draw:name="Shape4" draw:style-name="gr5" draw:text-style-name="P14" svg:x1="0.6811in" svg:y1="0.9791in" svg:x2="0.6811in" svg:y2="1.6512in"><text:p/></draw:line><draw:custom-shape text:anchor-type="paragraph" draw:z-index="7" draw:name="Shape3" draw:style-name="gr8" draw:text-style-name="P12" svg:width="0.9067in" svg:height="0.8752in" svg:x="4.1744in" svg:y="1.6661in"><text:p text:style-name="P1">signal</text:p><text:p text:style-name="P7"><text:span text:style-name="T1">RG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2" draw:style-name="gr13" draw:text-style-name="P20" svg:width="1.178in" svg:height="0.8862in" svg:x="0.0665in" svg:y="1.6665in"><text:p text:style-name="P6">ACES</text:p><text:p text:style-name="P8"><text:span text:style-name="T2">RGB</text:span></text:p><draw:enhanced-geometry svg:viewBox="0 0 21600 21600" draw:type="rectangle" draw:enhanced-path="M 0 0 L 21600 0 21600 21600 0 21600 0 0 Z N"/></draw:custom-shape><draw:line text:anchor-type="paragraph" draw:z-index="3" draw:name="Shape4" draw:style-name="gr4" draw:text-style-name="P14" svg:x1="5.0854in" svg:y1="2.0941in" svg:x2="6.1327in" svg:y2="2.0941in"><text:p/></draw:line><draw:line text:anchor-type="paragraph" draw:z-index="13" draw:name="Shape4" draw:style-name="gr10" draw:text-style-name="P17" svg:x1="1.2437in" svg:y1="2.0937in" svg:x2="2.2681in" svg:y2="2.098in"><text:p/></draw:line><draw:frame text:anchor-type="paragraph" draw:z-index="5" draw:name="Shape5" draw:style-name="gr6" draw:text-style-name="P15" svg:width="0.5941in" svg:height="0.2295in" svg:x="3.6717in" svg:y="2.6835in"><draw:text-box><text:p text:style-name="P13"><text:span text:style-name="T7">OETF</text:span></text:p></draw:text-box></draw:frame><draw:frame text:anchor-type="paragraph" draw:z-index="14" draw:name="Shape5" draw:style-name="gr14" draw:text-style-name="P15" svg:width="0.5941in" svg:height="0.2295in" svg:x="5.2319in" svg:y="2.1575in"><draw:text-box><text:p text:style-name="P13"><text:span text:style-name="T7">EOTF</text:span></text:p></draw:text-box></draw:frame><draw:line text:anchor-type="paragraph" draw:z-index="9" draw:name="Shape4" draw:style-name="gr10" draw:text-style-name="P17" svg:x1="6.7252in" svg:y1="3.2291in" svg:x2="6.7299in" svg:y2="2.5374in"><text:p/></draw:line><draw:line text:anchor-type="paragraph" draw:z-index="15" draw:name="Shape4" draw:style-name="gr15" draw:text-style-name="P17" svg:x1="0.7067in" svg:y1="2.5528in" svg:x2="0.702in" svg:y2="3.2291in"><text:p/></draw:line><draw:line text:anchor-type="paragraph" draw:z-index="1" draw:name="Shape6" draw:style-name="gr2" draw:text-style-name="P13" svg:x1="0.702in" svg:y1="3.2291in" svg:x2="6.7248in" svg:y2="3.2394in"><text:p/></draw:line><draw:frame text:anchor-type="paragraph" draw:z-index="11" draw:name="Shape5" draw:style-name="gr12" draw:text-style-name="P15" svg:width="0.5941in" svg:height="0.224in" svg:x="5.6728in" svg:y="2.9311in"><draw:text-box><text:p text:style-name="P13"><text:span text:style-name="T7">OOTF</text:span></text:p></draw:text-box></draw:frame><draw:custom-shape text:anchor-type="paragraph" draw:z-index="0" draw:name="Shape1" draw:style-name="gr1" draw:text-style-name="P12" svg:width="1.1878in" svg:height="0.865in" svg:x="0.0846in" svg:y="0.1319in"><text:p text:style-name="P4">scene</text:p><text:p text:style-name="P9"><text:span text:style-name="T3">XYZ</text:span></text:p><draw:enhanced-geometry svg:viewBox="0 0 21600 21600" draw:type="rectangle" draw:enhanced-path="M 0 0 L 21600 0 21600 21600 0 21600 0 0 Z N"/></draw:custom-shape><draw:custom-shape text:anchor-type="paragraph" draw:z-index="6" draw:name="Shape2" draw:style-name="gr7" draw:text-style-name="P16" svg:width="1.178in" svg:height="0.8862in" svg:x="6.1327in" svg:y="1.652in"><text:p text:style-name="P3">display</text:p><text:p text:style-name="P11"><text:span text:style-name="T5">RGB</text:span><text:span text:style-name="T6"> </text:span></text:p><draw:enhanced-geometry svg:viewBox="0 0 21600 21600" draw:type="rectangle" draw:enhanced-path="M 0 0 L 21600 0 21600 21600 0 21600 0 0 Z N"/></draw:custom-shape><draw:frame text:anchor-type="paragraph" draw:z-index="10" draw:name="Shape5" draw:style-name="gr11" draw:text-style-name="P19" svg:width="1.3189in" svg:height="0.2705in" svg:x="0.7862in" svg:y="1.2043in"><draw:text-box><text:p text:style-name="P18"><text:span text:style-name="T7">XYZtoRGB</text:span><text:span text:style-name="T8">scene</text:span></text:p></draw:text-box></draw:frame><draw:line text:anchor-type="paragraph" draw:z-index="16" draw:name="Shape6" draw:style-name="gr2" draw:text-style-name="P13" svg:x1="0.7071in" svg:y1="2.9374in" svg:x2="4.6378in" svg:y2="2.9374in"><text:p/></draw:line><draw:line text:anchor-type="paragraph" draw:z-index="17" draw:name="Shape4" draw:style-name="gr10" draw:text-style-name="P17" svg:x1="4.6311in" svg:y1="2.9374in" svg:x2="4.6311in" svg:y2="2.5374in"><text:p/></draw:line><draw:frame text:anchor-type="paragraph" draw:z-index="18" draw:name="Shape5" draw:style-name="gr14" draw:text-style-name="P15" svg:width="0.5094in" svg:height="0.2295in" svg:x="1.4327in" svg:y="2.1571in"><draw:text-box><text:p text:style-name="P13"><text:span text:style-name="T7">RRT</text:span></text:p></draw:text-box></draw:frame><draw:custom-shape text:anchor-type="paragraph" draw:z-index="19" draw:name="Shape2" draw:style-name="gr16" draw:text-style-name="P20" svg:width="0.8331in" svg:height="0.8862in" svg:x="2.2681in" svg:y="1.6665in"><text:p text:style-name="P6">OCES</text:p><text:p text:style-name="P8"><text:span text:style-name="T2">RGB</text:span></text:p><draw:enhanced-geometry svg:viewBox="0 0 21600 21600" draw:type="rectangle" draw:enhanced-path="M 0 0 L 21600 0 21600 21600 0 21600 0 0 Z N"/></draw:custom-shape><draw:line text:anchor-type="paragraph" draw:z-index="20" draw:name="Shape4" draw:style-name="gr10" draw:text-style-name="P17" svg:x1="3.1008in" svg:y1="2.1028in" svg:x2="4.1744in" svg:y2="2.0984in"><text:p/></draw:line><draw:frame text:anchor-type="paragraph" draw:z-index="21" draw:name="Shape5" draw:style-name="gr14" draw:text-style-name="P15" svg:width="0.5094in" svg:height="0.2295in" svg:x="3.3063in" svg:y="2.1465in"><draw:text-box><text:p text:style-name="P13"><text:span text:style-name="T7">ODT</text:span></text:p></draw:text-box></draw:frame><draw:frame text:anchor-type="paragraph" draw:z-index="22" draw:name="Shape5" draw:style-name="gr17" draw:text-style-name="P22" svg:width="1.385in" svg:height="0.2705in" svg:x="5.2445in" svg:y="1.2299in"><draw:text-box><text:p text:style-name="P21"><text:span text:style-name="T7">RGBtoXYZ</text:span><text:span text:style-name="T8">display</text:span></text:p></draw:text-box></draw:frame><draw:custom-shape text:anchor-type="paragraph" draw:z-index="8" draw:name="Shape1" draw:style-name="gr9" draw:text-style-name="P12" svg:width="1.1878in" svg:height="0.865in" svg:x="6.1366in" svg:y="0.114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3.5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6M8S</meta:editing-duration>
    <meta:editing-cycles>43</meta:editing-cycles>
    <meta:generator>LibreOffice/5.3.6.1$Windows_X86_64 LibreOffice_project/686f202eff87ef707079aeb7f485847613344eb7</meta:generator>
    <dc:date>2019-01-19T00:27:21.465000000</dc:date>
    <meta:document-statistic meta:table-count="0" meta:image-count="0" meta:object-count="0" meta:page-count="1" meta:paragraph-count="12" meta:word-count="12" meta:character-count="52" meta:non-whitespace-character-count="51"/>
    <meta:user-defined meta:name="Info 1"/>
    <meta:user-defined meta:name="Info 2"/>
    <meta:user-defined meta:name="Info 3"/>
    <meta:user-defined meta:name="Info 4"/>
  </office:meta>
</office:document-meta>
</file>